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1000000589F56A8AC58C091E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rticulado" style:family="table">
      <style:table-properties style:width="17cm" table:align="margins" style:may-break-between-rows="false"/>
    </style:style>
    <style:style style:name="Articulado.A" style:family="table-column">
      <style:table-column-properties style:column-width="1.799cm" style:rel-column-width="6935*"/>
    </style:style>
    <style:style style:name="Articulado.B" style:family="table-column">
      <style:table-column-properties style:column-width="15.201cm" style:rel-column-width="58600*"/>
    </style:style>
    <style:style style:name="Articulado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Encabezado">
      <style:text-properties officeooo:rsid="00379c11" officeooo:paragraph-rsid="00379c11"/>
    </style:style>
    <style:style style:name="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P5" style:family="paragraph" style:parent-style-name="Standard">
      <style:text-properties officeooo:paragraph-rsid="001ac289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296af3" style:font-size-asian="12pt" style:font-style-asian="normal" style:font-weight-asian="normal" style:font-name-complex="Nimbus Roman No9 L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Nimbus Roman No9 L1" fo:font-size="12pt" fo:font-style="normal" fo:text-shadow="none" style:text-underline-style="none" fo:font-weight="normal" officeooo:paragraph-rsid="003bff65" style:font-size-asian="12pt" style:font-style-asian="normal" style:font-weight-asian="normal" style:font-name-complex="Nimbus Roman No9 L1" style:font-size-complex="12pt" style:font-style-complex="normal" style:font-weight-complex="normal" style:text-overline-style="none" style:text-overline-color="font-color"/>
    </style:style>
    <style:style style:name="P8" style:family="paragraph" style:parent-style-name="Leyenda_20_sanción">
      <style:text-properties officeooo:paragraph-rsid="00283194"/>
    </style:style>
    <style:style style:name="P9" style:family="paragraph" style:parent-style-name="Leyenda_20_sanción">
      <style:text-properties officeooo:rsid="00379c11" officeooo:paragraph-rsid="00379c11"/>
    </style:style>
    <style:style style:name="P10" style:family="paragraph" style:parent-style-name="Texto_20_normas">
      <style:paragraph-properties fo:margin-left="0cm" fo:margin-right="0cm" fo:text-indent="0cm" style:auto-text-indent="false"/>
    </style:style>
    <style:style style:name="P11" style:family="paragraph" style:parent-style-name="Descripción_20_Sintética" style:master-page-name="">
      <loext:graphic-properties draw:fill="none"/>
      <style:paragraph-properties fo:margin-left="5.5cm" fo:margin-right="0cm" fo:margin-top="0cm" fo:margin-bottom="1cm" loext:contextual-spacing="false" fo:text-align="justify" style:justify-single-word="false" fo:text-indent="-5.5cm" style:auto-text-indent="false" style:page-number="auto" fo:background-color="transparent">
        <style:tab-stops>
          <style:tab-stop style:position="6.001cm"/>
        </style:tab-stops>
      </style:paragraph-properties>
      <style:text-properties officeooo:paragraph-rsid="002323eb"/>
    </style:style>
    <style:style style:name="P12" style:family="paragraph" style:parent-style-name="Texto_20_normas">
      <style:text-properties officeooo:rsid="002323eb" officeooo:paragraph-rsid="002323eb"/>
    </style:style>
    <style:style style:name="P13" style:family="paragraph" style:parent-style-name="Títulos_20_normas">
      <style:text-properties officeooo:rsid="002323eb" officeooo:paragraph-rsid="002323eb"/>
    </style:style>
    <style:style style:name="P14" style:family="paragraph" style:parent-style-name="Autores" style:master-page-name="">
      <loext:graphic-properties draw:fill="none"/>
      <style:paragraph-properties fo:margin-left="2.2cm" fo:margin-right="0cm" fo:margin-top="0cm" fo:margin-bottom="0.499cm" loext:contextual-spacing="false" fo:text-align="justify" style:justify-single-word="false" fo:text-indent="-2.2cm" style:auto-text-indent="false" style:page-number="auto" fo:background-color="transparent">
        <style:tab-stops/>
      </style:paragraph-properties>
    </style:style>
    <style:style style:name="P15" style:family="paragraph" style:parent-style-name="Texto_20_articulado">
      <style:text-properties officeooo:paragraph-rsid="003bff65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officeooo:rsid="001d9497"/>
    </style:style>
    <style:style style:name="T4" style:family="text">
      <style:text-properties officeooo:rsid="00296af3"/>
    </style:style>
    <style:style style:name="T5" style:family="text">
      <style:text-properties officeooo:rsid="0031781d"/>
    </style:style>
    <style:style style:name="T6" style:family="text">
      <style:text-properties officeooo:rsid="00379c11"/>
    </style:style>
    <style:style style:name="T7" style:family="text">
      <style:text-properties officeooo:rsid="003b9193"/>
    </style:style>
    <style:style style:name="T8" style:family="text">
      <style:text-properties officeooo:rsid="003bff65"/>
    </style:style>
    <style:style style:name="T9" style:family="text">
      <style:text-properties officeooo:rsid="003df37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general"><text:s/><text:span text:style-name="T6">ORDENANZA</text:span> N.º <text:span text:style-name="T7">3040-CM-19</text:span></text:p>
      <text:p text:style-name="P11">DESCRI<text:span text:style-name="T3">P</text:span>CIÓN SINTÉTICA: INTEGRACIÓN JUNTA ELECTORAL MUNICIPAL PERÍODO 2019/2023</text:p>
      <text:p text:style-name="Títulos_20_normas">ANTECEDENTES</text:p>
      <text:p text:style-name="Texto_20_normas">Carta Orgánica Municipal, Capítulo II, <text:span text:style-name="T9">artículos</text:span> 144º, 145º, 146º, 147º, 148º, 149º y 150º.</text:p>
      <text:p text:style-name="Texto_20_normas">Ley Provincial 2431. Código Electoral y de Partidos Políticos. Reglamenta artículos de la Constitución Provincial.</text:p>
      <text:p text:style-name="Texto_20_normas">Ordenanza 1953-CM-09: <text:s/>Crea el Código Electoral Municipal.</text:p>
      <text:p text:style-name="Texto_20_normas">Ordenanza 2140-CM-11: Integración Junta Electoral.</text:p>
      <text:p text:style-name="Texto_20_normas">Ordenanza 2617-CM-15: Integración Junta Electoral.</text:p>
      <text:p text:style-name="P13">FUNDAMENTOS</text:p>
      <text:p text:style-name="P12">La Junta Electoral Municipal cumple el rol de organizar, dirigir y fiscalizar todo el acto electoral dentro del ejido municipal, en todos sus aspectos, los cuales comprenden la confección y depuración de los padrones municipales y de las <text:span text:style-name="T9">j</text:span>untas vecinales, oficializar las listas de los candidatos y aprobar los modelos de <text:s/>boletas para las elecciones, justificar las omisiones de votos, decidir sobre el reclamo de impugnaciones, controlar la autenticidad de las firmas de quienes ejercen los derechos políticos, entre otras facultades y competencias que le atribuye la normativa electoral municipal y provincial.</text:p>
      <text:p text:style-name="P12">La conformación de la Junta Electoral Municipal, se encuentra establecida en la Carta Orgánica Municipal, en su <text:span text:style-name="T9">artículo</text:span> 145º, que establece que dicho organismo estará integrado por tres miembros que son designados y removidos por los dos tercio<text:span text:style-name="T9">s</text:span> (2/3) de la totalidad de los miembros del Concejo Municipal, cuyo mandato tiene una duración de 4 años.</text:p>
      <text:p text:style-name="P12">En este sentido, y atento al cese de las funciones de la actual gestión de la Junta Electoral, corresponde proponer a los nuevos integrantes que llevarán adelante la función para el periodo 2019-2023. </text:p>
      <text:p text:style-name="P12"><text:soft-page-break/>Es por ello y a partir de las reuniones y acuerdos entre los diferentes bloques políticos, que se propone la presente ordenanza para designar a los tres integrantes de la Junta Electoral Municipal, los cuales cumplen con las disposiciones de elegibilidad según el <text:span text:style-name="T9">artículo</text:span> 33 y el Capítulo II de la Carta Orgánica Municipal y lo establecido en la Ordenanza 1953-CM-09.</text:p>
      <text:p text:style-name="P14">AUTORES: Concejales Claudia Contreras, Gerardo Ávila, Diego Benítez, Julia Fernández, Viviana Gelain, Carlos Sánchez y Puente, Cristina Painefil (JSB) y Daniel González (PRO).</text:p>
      <text:p text:style-name="Leyenda_20_aprobación">El proyecto original N.º <text:span text:style-name="T8">1197</text:span>/<text:span text:style-name="T8">19 </text:span>fue aprobado en la sesión del día <text:span text:style-name="T8">25</text:span> de <text:span text:style-name="T8">abril</text:span> de 201<text:span text:style-name="T5">9</text:span>, según consta en el Acta N.º <text:span text:style-name="T8">1112</text:span>/<text:span text:style-name="T8">19</text:span>. Por ello, en ejercicio de las atribuciones que le otorga el Art. 38 de la Carta Orgánica Municipal,</text:p>
      <text:p text:style-name="P8">EL CONCEJO MUNICIPAL DE SAN CARLOS DE BARILOCHE SANCIONA CON CARÁCTER DE </text:p>
      <text:p text:style-name="P9">ORDENANZA</text:p>
      <table:table table:name="Articulado" table:style-name="Articulado">
        <table:table-column table:style-name="Articulado.A"/>
        <table:table-column table:style-name="Articulado.B"/>
        <table:table-row>
          <table:table-cell table:style-name="Articulado.A1" office:value-type="string">
            <text:p text:style-name="P6">Art. <text:span text:style-name="T4">1</text:span>°)</text:p>
          </table:table-cell>
          <table:table-cell table:style-name="Articulado.A1" office:value-type="string">
            <text:p text:style-name="Texto_20_articulado">Se designa como integrantes de la Junta Electoral Municipal, para el período 2019/2023, a los siguientes ciudadanos:</text:p>
            <text:p text:style-name="Texto_20_articulado">Sra. Maria Isabel Ortega, DNI 17.451.310</text:p>
            <text:p text:style-name="Texto_20_articulado">Sr. Diego Raúl Tyslak, DNI 23.967.441</text:p>
            <text:p text:style-name="Texto_20_articulado">Sr. Ernesto Eberardo Vicens, DNI 24.733.339</text:p>
          </table:table-cell>
        </table:table-row>
        <table:table-row>
          <table:table-cell table:style-name="Articulado.A1" office:value-type="string">
            <text:p text:style-name="P6">Art. <text:span text:style-name="T4">2</text:span>°)</text:p>
          </table:table-cell>
          <table:table-cell table:style-name="Articulado.A1" office:value-type="string">
            <text:p text:style-name="Texto_20_articulado">La presente ordenanza entrará en vigencia a partir de su <text:span text:style-name="T8">promulgación</text:span>.</text:p>
          </table:table-cell>
        </table:table-row>
        <table:table-row>
          <table:table-cell table:style-name="Articulado.A1" office:value-type="string">
            <text:p text:style-name="P6">Art. <text:span text:style-name="T4">3</text:span>°)</text:p>
          </table:table-cell>
          <table:table-cell table:style-name="Articulado.A1" office:value-type="string">
            <text:p text:style-name="Texto_20_articulado">Se notifica de urgente forma al Tribunal Electoral Provincial y al Ministerio de Gobierno de la Provincia de Río Negro.</text:p>
          </table:table-cell>
        </table:table-row>
        <table:table-row>
          <table:table-cell table:style-name="Articulado.A1" office:value-type="string">
            <text:p text:style-name="P7">Art. <text:span text:style-name="T8">4</text:span>°)</text:p>
          </table:table-cell>
          <table:table-cell table:style-name="Articulado.A1" office:value-type="string">
            <text:p text:style-name="P15">Comuníquese. Publíquese en el Boletín Oficial. Cumplido, archíves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Normal" style:font-family-generic="roman" style:font-pitch="variable"/>
    <style:font-face style:name="Nimbus Roman No9 L1" svg:font-family="'Nimbus Roman No9 L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family="'Nimbus Roman No9 L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s" style:family="paragraph">
      <style:text-properties style:font-name="Nimbus Roman No9 L" fo:font-family="'Nimbus Roman No9 L'" style:font-style-name="Normal" style:font-family-generic="roman" style:font-pitch="variable"/>
    </style:style>
    <style:style style:name="Encabezado" style:family="paragraph" style:parent-style-name="Normas">
      <style:paragraph-properties fo:text-align="center" style:justify-single-word="false"/>
    </style:style>
    <style:style style:name="Título_20_general" style:display-name="Título general" style:family="paragraph" style:parent-style-name="Normas" style:master-page-name="">
      <style:paragraph-properties fo:margin-top="0cm" fo:margin-bottom="1cm" loext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ipción_20_Sintética" style:display-name="Descripción Sintética" style:family="paragraph" style:parent-style-name="Normas" style:master-page-name="">
      <style:paragraph-properties fo:margin-left="5.6cm" fo:margin-right="0cm" fo:margin-top="0cm" fo:margin-bottom="1cm" loext:contextual-spacing="false" fo:text-align="justify" style:justify-single-word="false" fo:text-indent="-5.6cm" style:auto-text-indent="false" style:page-number="auto">
        <style:tab-stops>
          <style:tab-stop style:position="6.001cm"/>
        </style:tab-stops>
      </style:paragraph-properties>
    </style:style>
    <style:style style:name="Texto_20_normas" style:display-name="Texto normas" style:family="paragraph" style:parent-style-name="Normas" style:auto-update="true" style:master-page-name="">
      <style:paragraph-properties fo:margin-left="0cm" fo:margin-right="0cm" fo:margin-top="0cm" fo:margin-bottom="0.499cm" loext:contextual-spacing="false" fo:text-align="justify" style:justify-single-word="false" fo:orphans="3" fo:widows="3" fo:text-indent="0.499cm" style:auto-text-indent="false" style:page-number="auto" fo:keep-with-next="auto"/>
    </style:style>
    <style:style style:name="Títulos_20_normas" style:display-name="Títulos normas" style:family="paragraph" style:parent-style-name="Normas" style:next-style-name="Texto_20_normas" style:master-page-name="">
      <style:paragraph-properties fo:margin-top="0cm" fo:margin-bottom="0.499cm" loext:contextual-spacing="false" style:page-number="auto"/>
    </style:style>
    <style:style style:name="Autores" style:family="paragraph" style:parent-style-name="Normas">
      <style:paragraph-properties fo:margin-left="2.3cm" fo:margin-right="0cm" fo:margin-top="0cm" fo:margin-bottom="0.499cm" loext:contextual-spacing="false" fo:text-align="justify" style:justify-single-word="false" fo:text-indent="-2.3cm" style:auto-text-indent="false">
        <style:tab-stops/>
      </style:paragraph-properties>
    </style:style>
    <style:style style:name="Colaboradores" style:family="paragraph" style:parent-style-name="Normas" style:master-page-name="">
      <style:paragraph-properties fo:margin-left="4.001cm" fo:margin-right="0cm" fo:margin-top="0cm" fo:margin-bottom="0.499cm" loext:contextual-spacing="false" fo:text-align="justify" style:justify-single-word="false" fo:text-indent="-4.001cm" style:auto-text-indent="false" style:page-number="auto">
        <style:tab-stops/>
      </style:paragraph-properties>
    </style:style>
    <style:style style:name="Leyenda_20_sanción" style:display-name="Leyenda sanción" style:family="paragraph" style:parent-style-name="Normas" style:master-page-name="">
      <style:paragraph-properties fo:margin-left="2cm" fo:margin-right="2cm" fo:margin-top="0cm" fo:margin-bottom="0.3cm" loext:contextual-spacing="false" fo:text-align="center" style:justify-single-word="false" fo:text-indent="0cm" style:auto-text-indent="false" style:page-number="auto"/>
    </style:style>
    <style:style style:name="Leyenda_20_aprobación" style:display-name="Leyenda aprobación" style:family="paragraph" style:parent-style-name="Normas">
      <style:paragraph-properties fo:margin-top="1cm" fo:margin-bottom="1cm" loext:contextual-spacing="false" fo:text-align="center" style:justify-single-word="false"/>
    </style:style>
    <style:style style:name="Texto_20_articulado" style:display-name="Texto articulado" style:family="paragraph" style:parent-style-name="Normas" style:master-page-name="">
      <loext:graphic-properties draw:fill="none" draw:fill-color="#729fcf"/>
      <style:paragraph-properties fo:margin-top="0cm" fo:margin-bottom="0.499cm" loext:contextual-spacing="false" fo:text-align="justify" style:justify-single-word="false" style:page-number="auto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295cm" fo:break-before="page" table:align="left" style:writing-mode="lr-tb"/>
    </style:style>
    <style:style style:name="Tabla2.A" style:family="table-column">
      <style:table-column-properties style:column-width="5.63cm"/>
    </style:style>
    <style:style style:name="Tabla2.B" style:family="table-column">
      <style:table-column-properties style:column-width="4.974cm"/>
    </style:style>
    <style:style style:name="Tabla2.C" style:family="table-column">
      <style:table-column-properties style:column-width="5.6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Encabezado">
      <style:text-properties officeooo:rsid="00379c11" officeooo:paragraph-rsid="00379c11"/>
    </style:style>
    <style:style style:name="MP2" style:family="paragraph" style:parent-style-name="Standard">
      <style:paragraph-properties fo:margin-left="0cm" fo:margin-right="-0.508cm" fo:text-indent="0cm" style:auto-text-indent="false" style:snap-to-layout-grid="false"/>
      <style:text-properties officeooo:paragraph-rsid="001ac289"/>
    </style:style>
    <style:style style:name="MP3" style:family="paragraph" style:parent-style-name="Standard">
      <style:paragraph-properties fo:margin-left="0cm" fo:margin-right="-0.508cm" fo:text-indent="0cm" style:auto-text-indent="false"/>
      <style:text-properties officeooo:paragraph-rsid="001ac289"/>
    </style:style>
    <style:style style:name="MP4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officeooo:paragraph-rsid="001ac289" style:font-size-asian="8pt" style:font-size-complex="8pt"/>
    </style:style>
    <style:style style:name="MP5" style:family="paragraph" style:parent-style-name="Standard">
      <style:text-properties officeooo:paragraph-rsid="001ac289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Encabezado">DCLE</text:p>
            </table:table-cell>
            <table:table-cell table:style-name="Tabla2.A1" office:value-type="string">
              <text:p text:style-name="MP1">ORDENANZA</text:p>
            </table:table-cell>
            <table:table-cell table:style-name="Tabla2.C1" office:value-type="string">
              <text:p text:style-name="MP2"/>
              <text:p text:style-name="MP3"><draw:frame draw:style-name="Mfr1" draw:name="Imagen1" text:anchor-type="char" svg:y="-0.146cm" svg:width="4.355cm" svg:height="1.326cm" draw:z-index="1"><draw:image xlink:href="Pictures/10000000000000F1000000589F56A8AC58C091E5.jpg" xlink:type="simple" xlink:show="embed" xlink:actuate="onLoad" loext:mime-type="image/jpeg"/></draw:frame></text:p>
              <text:p text:style-name="MP3"/>
              <text:p text:style-name="MP3"/>
              <text:p text:style-name="MP4"/>
              <text:p text:style-name="Encabezado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58:34.960166100</meta:creation-date>
    <meta:generator>LibreOffice/6.2.1.2$Linux_X86_64 LibreOffice_project/7bcb35dc3024a62dea0caee87020152d1ee96e71</meta:generator>
    <meta:editing-duration>PT13M43S</meta:editing-duration>
    <meta:editing-cycles>5</meta:editing-cycles>
    <meta:initial-creator>Joaquín Pino Suarez</meta:initial-creator>
    <dc:date>2019-04-25T12:14:49.839008858</dc:date>
    <dc:creator>Joaquín Pino Suarez</dc:creator>
    <meta:printed-by>Joaquín Pino Suarez</meta:printed-by>
    <meta:print-date>2019-04-25T12:06:50.520428967</meta:print-date>
    <meta:document-statistic meta:table-count="2" meta:image-count="1" meta:object-count="0" meta:page-count="2" meta:paragraph-count="31" meta:word-count="474" meta:character-count="3104" meta:non-whitespace-character-count="2656"/>
  </office:meta>
</office:document-meta>
</file>